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18T00:00:00" table:style-name="ce5">
            <text:p>18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77" table:style-name="ce9">
            <text:p>77</text:p>
          </table:table-cell>
          <table:table-cell office:value-type="currency" office:value="3.85" table:formula="of:=[.A6]*([.D6]+50*[.C6])" table:style-name="ce10">
            <text:p>CHF 3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7" table:style-name="ce9">
            <text:p>57</text:p>
          </table:table-cell>
          <table:table-cell office:value-type="currency" office:value="5.7" table:formula="of:=[.A7]*([.D7]+50*[.C7])" table:style-name="ce10">
            <text:p>CHF 5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54" table:style-name="ce9">
            <text:p>54</text:p>
          </table:table-cell>
          <table:table-cell office:value-type="currency" office:value="10.8" table:formula="of:=[.A8]*([.D8]+50*[.C8])" table:style-name="ce10">
            <text:p>CHF 1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7" table:style-name="ce9">
            <text:p>37</text:p>
          </table:table-cell>
          <table:table-cell office:value-type="currency" office:value="18.5" table:formula="of:=[.A9]*([.D9]+50*[.C9])" table:style-name="ce10">
            <text:p>CHF 18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83" table:style-name="ce9">
            <text:p>83</text:p>
          </table:table-cell>
          <table:table-cell office:value-type="currency" office:value="83" table:formula="of:=[.A10]*([.D10]+50*[.C10])" table:style-name="ce10">
            <text:p>CHF 8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35" table:style-name="ce9">
            <text:p>135</text:p>
          </table:table-cell>
          <table:table-cell office:value-type="currency" office:value="270" table:formula="of:=[.A11]*([.D11]+50*[.C11])" table:style-name="ce10">
            <text:p>CHF 27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6" table:style-name="ce9">
            <text:p>36</text:p>
          </table:table-cell>
          <table:table-cell office:value-type="currency" office:value="180" table:formula="of:=[.A12]*([.D12]+25*[.C12])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6" table:style-name="ce9">
            <text:p>66</text:p>
          </table:table-cell>
          <table:table-cell office:value-type="currency" office:value="660" table:formula="of:=[.A13]*[.D13]" table:style-name="ce10">
            <text:p>CHF 6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540" table:formula="of:=[.A14]*[.D14]" table:style-name="ce10">
            <text:p>CHF 5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1350" table:formula="of:=[.A15]*[.D15]" table:style-name="ce10">
            <text:p>CHF 1 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1200" table:formula="of:=[.A16]*[.D16]" table:style-name="ce10">
            <text:p>CHF 1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0" table:formula="of:=[.A17]*[.D17]" table:style-name="ce10">
            <text:p>CHF 1 0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321.85" table:formula="of:=SUM([.E6:.E18])" table:number-columns-spanned="2" table:number-rows-spanned="1" table:style-name="ce12">
            <text:p>CHF 5 321,8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dc:creator>Clara</dc:creator>
    <meta:creation-date>2019-04-15T09:02:29Z</meta:creation-date>
    <dc:date>2022-11-18T14:50:07Z</dc:date>
    <meta:editing-cycles>13</meta:editing-cycles>
    <meta:editing-duration>PT18807S</meta:editing-duration>
  </office:meta>
</office:document-meta>
</file>